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bfb5" officeooo:paragraph-rsid="0010bfb5"/>
    </style:style>
    <style:style style:name="P2" style:family="paragraph" style:parent-style-name="Standard">
      <style:text-properties officeooo:rsid="0010bfb5" officeooo:paragraph-rsid="0010bfb5"/>
    </style:style>
    <style:style style:name="P3" style:family="paragraph" style:parent-style-name="Standard">
      <style:text-properties officeooo:rsid="0010bfb5" officeooo:paragraph-rsid="0016a2f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kode_barang" text:name="py3o.o.kode_barang"/>
        <text:user-field-decl office:value-type="string" office:string-value="nama_barang" text:name="py3o.o.nama_barang"/>
        <text:user-field-decl office:value-type="string" office:string-value="keterangan" text:name="py3o.o.keterangan"/>
      </text:user-field-decls>
      <text:p text:style-name="P1">Djbc mutasi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text-input text:description="py3o://for=&quot;o in objects&quot;">for="o in objects"</text:text-input></text:p>
          </table:table-cell>
        </table:table-row>
        <table:table-row>
          <table:table-cell table:style-name="Table1.A2" office:value-type="string">
            <text:p text:style-name="P3"><text:user-field-get text:name="py3o.o.kode_barang">kode_barang</text:user-field-get><text:s/><text:user-field-get text:name="py3o.o.nama_barang">nama_barang</text:user-field-get><text:s/><text:user-field-get text:name="py3o.o.keterangan">keterangan</text:user-field-get></text:p>
          </table:table-cell>
        </table:table-row>
        <table:table-row>
          <table:table-cell table:style-name="Table1.A2" office:value-type="string">
            <text:p text:style-name="P3"><text:text-input text:description="py3o:///for">/for</text:text-input></text:p>
          </table:table-cell>
        </table:table-row>
      </table:table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6:53:15.485137793</meta:creation-date>
    <dc:date>2020-08-20T10:17:37.231110616</dc:date>
    <meta:editing-duration>PT1H28M11S</meta:editing-duration>
    <meta:editing-cycles>14</meta:editing-cycles>
    <meta:generator>LibreOffice/6.0.7.3$Linux_X86_64 LibreOffice_project/00m0$Build-3</meta:generator>
    <meta:document-statistic meta:table-count="1" meta:image-count="0" meta:object-count="0" meta:page-count="1" meta:paragraph-count="4" meta:word-count="13" meta:character-count="71" meta:non-whitespace-character-count="66"/>
  </office:meta>
</office:document-meta>
</file>